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5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5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5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5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5526" calcext:value-type="float">
            <text:p>6.875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33058984" calcext:value-type="float">
            <text:p>6.89330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92138984" calcext:value-type="float">
            <text:p>6.91921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69937968" calcext:value-type="float">
            <text:p>6.9369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98818984" calcext:value-type="float">
            <text:p>6.92988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11797968" calcext:value-type="float">
            <text:p>6.9011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1434" calcext:value-type="float">
            <text:p>6.901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33058984" calcext:value-type="float">
            <text:p>6.89330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0678984" calcext:value-type="float">
            <text:p>6.89406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16878984" calcext:value-type="float">
            <text:p>6.9016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48957968" calcext:value-type="float">
            <text:p>6.91489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45478984" calcext:value-type="float">
            <text:p>6.92454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1434" calcext:value-type="float">
            <text:p>6.901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4002" calcext:value-type="float">
            <text:p>6.874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42277968" calcext:value-type="float">
            <text:p>6.90422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4657968" calcext:value-type="float">
            <text:p>6.9034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4058984" calcext:value-type="float">
            <text:p>6.93140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4482" calcext:value-type="float">
            <text:p>6.904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8292" calcext:value-type="float">
            <text:p>6.90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3697968" calcext:value-type="float">
            <text:p>6.8973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8298984" calcext:value-type="float">
            <text:p>6.89482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8298984" calcext:value-type="float">
            <text:p>6.89482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5338" calcext:value-type="float">
            <text:p>6.895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9148" calcext:value-type="float">
            <text:p>6.89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03237968" calcext:value-type="float">
            <text:p>6.91032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48017968" calcext:value-type="float">
            <text:p>6.92480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2676" calcext:value-type="float">
            <text:p>6.93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2737968" calcext:value-type="float">
            <text:p>6.89127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61658984" calcext:value-type="float">
            <text:p>6.91616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88937968" calcext:value-type="float">
            <text:p>6.8988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77838984" calcext:value-type="float">
            <text:p>6.90778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9722" calcext:value-type="float">
            <text:p>6.919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8292" calcext:value-type="float">
            <text:p>6.90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3078984" calcext:value-type="float">
            <text:p>6.90930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3078984" calcext:value-type="float">
            <text:p>6.90930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19417968" calcext:value-type="float">
            <text:p>6.9019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74637968" calcext:value-type="float">
            <text:p>6.88746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11138984" calcext:value-type="float">
            <text:p>6.88111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96557968" calcext:value-type="float">
            <text:p>6.8996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37858984" calcext:value-type="float">
            <text:p>6.92378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69278984" calcext:value-type="float">
            <text:p>6.91692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0678984" calcext:value-type="float">
            <text:p>6.89406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8298984" calcext:value-type="float">
            <text:p>6.89482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1638984" calcext:value-type="float">
            <text:p>6.9001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18477968" calcext:value-type="float">
            <text:p>6.91184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41337968" calcext:value-type="float">
            <text:p>6.91413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0578" calcext:value-type="float">
            <text:p>6.910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134" calcext:value-type="float">
            <text:p>6.91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4657968" calcext:value-type="float">
            <text:p>6.9034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08318984" calcext:value-type="float">
            <text:p>6.91083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38798984" calcext:value-type="float">
            <text:p>6.91387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0198984" calcext:value-type="float">
            <text:p>6.89101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54978984" calcext:value-type="float">
            <text:p>6.90549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5898984" calcext:value-type="float">
            <text:p>6.87958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3814" calcext:value-type="float">
            <text:p>6.893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50837968" calcext:value-type="float">
            <text:p>6.89508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03237968" calcext:value-type="float">
            <text:p>6.91032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70877968" calcext:value-type="float">
            <text:p>6.92708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1246" calcext:value-type="float">
            <text:p>6.921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866" calcext:value-type="float">
            <text:p>6.928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48017968" calcext:value-type="float">
            <text:p>6.92480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79437968" calcext:value-type="float">
            <text:p>6.91794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3078984" calcext:value-type="float">
            <text:p>6.90930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77838984" calcext:value-type="float">
            <text:p>6.90778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85458984" calcext:value-type="float">
            <text:p>6.90854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42277968" calcext:value-type="float">
            <text:p>6.90422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70218984" calcext:value-type="float">
            <text:p>6.90702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5137968" calcext:value-type="float">
            <text:p>6.90651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6862" calcext:value-type="float">
            <text:p>6.896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8778984" calcext:value-type="float">
            <text:p>6.8978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4038984" calcext:value-type="float">
            <text:p>6.91540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0578" calcext:value-type="float">
            <text:p>6.910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4177968" calcext:value-type="float">
            <text:p>6.9004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8778984" calcext:value-type="float">
            <text:p>6.8978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79437968" calcext:value-type="float">
            <text:p>6.91794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44157968" calcext:value-type="float">
            <text:p>6.88441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0578" calcext:value-type="float">
            <text:p>6.910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87997968" calcext:value-type="float">
            <text:p>6.90879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05117968" calcext:value-type="float">
            <text:p>6.89051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086" calcext:value-type="float">
            <text:p>6.88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1434" calcext:value-type="float">
            <text:p>6.901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3217968" calcext:value-type="float">
            <text:p>6.89432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79437968" calcext:value-type="float">
            <text:p>6.91794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8386" calcext:value-type="float">
            <text:p>6.898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6862" calcext:value-type="float">
            <text:p>6.896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753" calcext:value-type="float">
            <text:p>6.907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8778984" calcext:value-type="float">
            <text:p>6.8978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49897968" calcext:value-type="float">
            <text:p>6.9049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2958" calcext:value-type="float">
            <text:p>6.902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48017968" calcext:value-type="float">
            <text:p>6.92480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6577968" calcext:value-type="float">
            <text:p>6.91565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41887824" calcext:value-type="float">
            <text:p>6.90418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094" calcext:value-type="float">
            <text:p>6.848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63157968" calcext:value-type="float">
            <text:p>6.84631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5714" calcext:value-type="float">
            <text:p>6.85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54597968" calcext:value-type="float">
            <text:p>6.85545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01257968" calcext:value-type="float">
            <text:p>6.85012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24117968" calcext:value-type="float">
            <text:p>6.85241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5714" calcext:value-type="float">
            <text:p>6.85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6437968" calcext:value-type="float">
            <text:p>6.80364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80277968" calcext:value-type="float">
            <text:p>6.82802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21578984" calcext:value-type="float">
            <text:p>6.85215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92978984" calcext:value-type="float">
            <text:p>6.82929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5234" calcext:value-type="float">
            <text:p>6.825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62498984" calcext:value-type="float">
            <text:p>6.82624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46318984" calcext:value-type="float">
            <text:p>6.83463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3478984" calcext:value-type="float">
            <text:p>6.84834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30138984" calcext:value-type="float">
            <text:p>6.84301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9658984" calcext:value-type="float">
            <text:p>6.83996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0474" calcext:value-type="float">
            <text:p>6.840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3617968" calcext:value-type="float">
            <text:p>6.83336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371" calcext:value-type="float">
            <text:p>6.823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04077968" calcext:value-type="float">
            <text:p>6.8204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6298984" calcext:value-type="float">
            <text:p>6.81862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71058984" calcext:value-type="float">
            <text:p>6.81710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9658984" calcext:value-type="float">
            <text:p>6.83996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63157968" calcext:value-type="float">
            <text:p>6.84631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6017968" calcext:value-type="float">
            <text:p>6.84860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62498984" calcext:value-type="float">
            <text:p>6.82624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7426" calcext:value-type="float">
            <text:p>6.837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9658984" calcext:value-type="float">
            <text:p>6.83996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32018984" calcext:value-type="float">
            <text:p>6.8232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0662" calcext:value-type="float">
            <text:p>6.820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86957968" calcext:value-type="float">
            <text:p>6.83869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14898984" calcext:value-type="float">
            <text:p>6.84148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62217968" calcext:value-type="float">
            <text:p>6.85622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89218984" calcext:value-type="float">
            <text:p>6.86892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06338984" calcext:value-type="float">
            <text:p>6.85063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40297968" calcext:value-type="float">
            <text:p>6.84402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094" calcext:value-type="float">
            <text:p>6.848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70777968" calcext:value-type="float">
            <text:p>6.84707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39357968" calcext:value-type="float">
            <text:p>6.85393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2518984" calcext:value-type="float">
            <text:p>6.84225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09817968" calcext:value-type="float">
            <text:p>6.84098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06338984" calcext:value-type="float">
            <text:p>6.85063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5537968" calcext:value-type="float">
            <text:p>6.84555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52058984" calcext:value-type="float">
            <text:p>6.85520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3478984" calcext:value-type="float">
            <text:p>6.84834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85358984" calcext:value-type="float">
            <text:p>6.8285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48857968" calcext:value-type="float">
            <text:p>6.83488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00317968" calcext:value-type="float">
            <text:p>6.8600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4438984" calcext:value-type="float">
            <text:p>6.85444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18377968" calcext:value-type="float">
            <text:p>6.83183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2038984" calcext:value-type="float">
            <text:p>6.83920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48857968" calcext:value-type="float">
            <text:p>6.83488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2038984" calcext:value-type="float">
            <text:p>6.83920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5537968" calcext:value-type="float">
            <text:p>6.84555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48857968" calcext:value-type="float">
            <text:p>6.83488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86957968" calcext:value-type="float">
            <text:p>6.83869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2092" calcext:value-type="float">
            <text:p>6.83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07278984" calcext:value-type="float">
            <text:p>6.84072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98718984" calcext:value-type="float">
            <text:p>6.84987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6017968" calcext:value-type="float">
            <text:p>6.84860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71717968" calcext:value-type="float">
            <text:p>6.83717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25997968" calcext:value-type="float">
            <text:p>6.83259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2666" calcext:value-type="float">
            <text:p>6.852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25997968" calcext:value-type="float">
            <text:p>6.83259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87897968" calcext:value-type="float">
            <text:p>6.8287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45378984" calcext:value-type="float">
            <text:p>6.84453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142" calcext:value-type="float">
            <text:p>6.851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6758" calcext:value-type="float">
            <text:p>6.826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17437968" calcext:value-type="float">
            <text:p>6.84174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2998984" calcext:value-type="float">
            <text:p>6.84529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75858984" calcext:value-type="float">
            <text:p>6.84758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92978984" calcext:value-type="float">
            <text:p>6.82929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40578984" calcext:value-type="float">
            <text:p>6.81405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65037968" calcext:value-type="float">
            <text:p>6.8265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93637968" calcext:value-type="float">
            <text:p>6.84936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26071736" calcext:value-type="float">
            <text:p>6.85260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6194" calcext:value-type="float">
            <text:p>6.886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467" calcext:value-type="float">
            <text:p>6.884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7718" calcext:value-type="float">
            <text:p>6.887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05117968" calcext:value-type="float">
            <text:p>6.89051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94958984" calcext:value-type="float">
            <text:p>6.88949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72098984" calcext:value-type="float">
            <text:p>6.88720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94958984" calcext:value-type="float">
            <text:p>6.88949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67017968" calcext:value-type="float">
            <text:p>6.88670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11138984" calcext:value-type="float">
            <text:p>6.88111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9397968" calcext:value-type="float">
            <text:p>6.88593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1777968" calcext:value-type="float">
            <text:p>6.88517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467" calcext:value-type="float">
            <text:p>6.884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58457968" calcext:value-type="float">
            <text:p>6.89584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0766" calcext:value-type="float">
            <text:p>6.890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06057968" calcext:value-type="float">
            <text:p>6.88060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0198984" calcext:value-type="float">
            <text:p>6.89101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4177968" calcext:value-type="float">
            <text:p>6.9004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9397968" calcext:value-type="float">
            <text:p>6.88593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7477968" calcext:value-type="float">
            <text:p>6.87374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6858984" calcext:value-type="float">
            <text:p>6.88568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22237968" calcext:value-type="float">
            <text:p>6.87222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1777968" calcext:value-type="float">
            <text:p>6.88517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5418984" calcext:value-type="float">
            <text:p>6.87654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18758984" calcext:value-type="float">
            <text:p>6.88187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97497968" calcext:value-type="float">
            <text:p>6.88974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64478984" calcext:value-type="float">
            <text:p>6.88644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086" calcext:value-type="float">
            <text:p>6.88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229" calcext:value-type="float">
            <text:p>6.892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97497968" calcext:value-type="float">
            <text:p>6.88974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5526" calcext:value-type="float">
            <text:p>6.875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18758984" calcext:value-type="float">
            <text:p>6.88187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68897968" calcext:value-type="float">
            <text:p>6.8668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5418984" calcext:value-type="float">
            <text:p>6.87654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8437968" calcext:value-type="float">
            <text:p>6.87984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44157968" calcext:value-type="float">
            <text:p>6.88441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6378984" calcext:value-type="float">
            <text:p>6.88263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6378984" calcext:value-type="float">
            <text:p>6.88263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7718" calcext:value-type="float">
            <text:p>6.887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3052" calcext:value-type="float">
            <text:p>6.89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64478984" calcext:value-type="float">
            <text:p>6.88644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9877968" calcext:value-type="float">
            <text:p>6.88898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3814" calcext:value-type="float">
            <text:p>6.893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20357968" calcext:value-type="float">
            <text:p>6.89203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05117968" calcext:value-type="float">
            <text:p>6.89051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67017968" calcext:value-type="float">
            <text:p>6.88670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44157968" calcext:value-type="float">
            <text:p>6.88441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74637968" calcext:value-type="float">
            <text:p>6.88746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0198984" calcext:value-type="float">
            <text:p>6.89101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3217968" calcext:value-type="float">
            <text:p>6.89432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75577968" calcext:value-type="float">
            <text:p>6.87755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27977968" calcext:value-type="float">
            <text:p>6.89279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5244" calcext:value-type="float">
            <text:p>6.90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25438984" calcext:value-type="float">
            <text:p>6.89254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83197968" calcext:value-type="float">
            <text:p>6.87831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05117968" calcext:value-type="float">
            <text:p>6.89051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16878984" calcext:value-type="float">
            <text:p>6.9016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0678984" calcext:value-type="float">
            <text:p>6.89406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88278984" calcext:value-type="float">
            <text:p>6.87882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9242" calcext:value-type="float">
            <text:p>6.889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16878984" calcext:value-type="float">
            <text:p>6.9016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73038984" calcext:value-type="float">
            <text:p>6.87730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086" calcext:value-type="float">
            <text:p>6.88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83197968" calcext:value-type="float">
            <text:p>6.87831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13677968" calcext:value-type="float">
            <text:p>6.88136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13677968" calcext:value-type="float">
            <text:p>6.88136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36537968" calcext:value-type="float">
            <text:p>6.88365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02578984" calcext:value-type="float">
            <text:p>6.89025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94018984" calcext:value-type="float">
            <text:p>6.8994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88937968" calcext:value-type="float">
            <text:p>6.8988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7338984" calcext:value-type="float">
            <text:p>6.88873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20357968" calcext:value-type="float">
            <text:p>6.89203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3052" calcext:value-type="float">
            <text:p>6.89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1638984" calcext:value-type="float">
            <text:p>6.9001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57517968" calcext:value-type="float">
            <text:p>6.90575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5617968" calcext:value-type="float">
            <text:p>6.90956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80658984" calcext:value-type="float">
            <text:p>6.87806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88278984" calcext:value-type="float">
            <text:p>6.87882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36537968" calcext:value-type="float">
            <text:p>6.88365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0004" calcext:value-type="float">
            <text:p>6.89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61242608" calcext:value-type="float">
            <text:p>6.85612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30797968" calcext:value-type="float">
            <text:p>6.8630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8955" calcext:value-type="float">
            <text:p>6.878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36868984" calcext:value-type="float">
            <text:p>6.89368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41618984" calcext:value-type="float">
            <text:p>6.88416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8188" calcext:value-type="float">
            <text:p>6.83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0662" calcext:value-type="float">
            <text:p>6.820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7718" calcext:value-type="float">
            <text:p>6.887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7818984" calcext:value-type="float">
            <text:p>6.89178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657" calcext:value-type="float">
            <text:p>6.846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83197968" calcext:value-type="float">
            <text:p>6.87831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9628984" calcext:value-type="float">
            <text:p>6.81596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323" calcext:value-type="float">
            <text:p>6.775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85967968" calcext:value-type="float">
            <text:p>6.80859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2097" calcext:value-type="float">
            <text:p>6.872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094" calcext:value-type="float">
            <text:p>6.848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1558984" calcext:value-type="float">
            <text:p>6.83615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323" calcext:value-type="float">
            <text:p>6.775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5818984" calcext:value-type="float">
            <text:p>6.81558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31737968" calcext:value-type="float">
            <text:p>6.85317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5417" calcext:value-type="float">
            <text:p>6.7654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52667968" calcext:value-type="float">
            <text:p>6.83526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717" calcext:value-type="float">
            <text:p>6.879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0817968" calcext:value-type="float">
            <text:p>6.87908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44107968" calcext:value-type="float">
            <text:p>6.84441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97447968" calcext:value-type="float">
            <text:p>6.84974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45097968" calcext:value-type="float">
            <text:p>6.87450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03518984" calcext:value-type="float">
            <text:p>6.88035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38798984" calcext:value-type="float">
            <text:p>6.91387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483" calcext:value-type="float">
            <text:p>6.912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67348984" calcext:value-type="float">
            <text:p>6.8967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40297968" calcext:value-type="float">
            <text:p>6.84402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323" calcext:value-type="float">
            <text:p>6.775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31737968" calcext:value-type="float">
            <text:p>6.85317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419" calcext:value-type="float">
            <text:p>6.781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7738984" calcext:value-type="float">
            <text:p>6.8277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36487968" calcext:value-type="float">
            <text:p>6.84364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17718984" calcext:value-type="float">
            <text:p>6.81177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52948984" calcext:value-type="float">
            <text:p>6.80529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5521" calcext:value-type="float">
            <text:p>6.8355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8851" calcext:value-type="float">
            <text:p>6.8088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3804" calcext:value-type="float">
            <text:p>6.81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15" calcext:value-type="float">
            <text:p>6.91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24167968" calcext:value-type="float">
            <text:p>6.89241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9034" calcext:value-type="float">
            <text:p>6.749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05298984" calcext:value-type="float">
            <text:p>6.78052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8193" calcext:value-type="float">
            <text:p>6.878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3522" calcext:value-type="float">
            <text:p>6.843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40197968" calcext:value-type="float">
            <text:p>6.76401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6278" calcext:value-type="float">
            <text:p>6.796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66027968" calcext:value-type="float">
            <text:p>6.85660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1612" calcext:value-type="float">
            <text:p>6.80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11978984" calcext:value-type="float">
            <text:p>6.79119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3018984" calcext:value-type="float">
            <text:p>6.8613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7812" calcext:value-type="float">
            <text:p>6.87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3329" calcext:value-type="float">
            <text:p>6.8233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942" calcext:value-type="float">
            <text:p>6.78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60836008" calcext:value-type="float">
            <text:p>6.86608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07328984" calcext:value-type="float">
            <text:p>6.88073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83197968" calcext:value-type="float">
            <text:p>6.87831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8917968" calcext:value-type="float">
            <text:p>6.88289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25997968" calcext:value-type="float">
            <text:p>6.83259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77407968" calcext:value-type="float">
            <text:p>6.81774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74868984" calcext:value-type="float">
            <text:p>6.81748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36487968" calcext:value-type="float">
            <text:p>6.84364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4942" calcext:value-type="float">
            <text:p>6.774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68897968" calcext:value-type="float">
            <text:p>6.8668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53657968" calcext:value-type="float">
            <text:p>6.8653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9425" calcext:value-type="float">
            <text:p>6.82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41187968" calcext:value-type="float">
            <text:p>6.79411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5848984" calcext:value-type="float">
            <text:p>6.83958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3141" calcext:value-type="float">
            <text:p>6.8431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41568984" calcext:value-type="float">
            <text:p>6.84415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05248984" calcext:value-type="float">
            <text:p>6.74052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23" calcext:value-type="float">
            <text:p>6.79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62267968" calcext:value-type="float">
            <text:p>6.8962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95467968" calcext:value-type="float">
            <text:p>6.7895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78297968" calcext:value-type="float">
            <text:p>6.76782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80227968" calcext:value-type="float">
            <text:p>6.78802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4838984" calcext:value-type="float">
            <text:p>6.79348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5477968" calcext:value-type="float">
            <text:p>6.79754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5145" calcext:value-type="float">
            <text:p>6.875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3478984" calcext:value-type="float">
            <text:p>6.84834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78297968" calcext:value-type="float">
            <text:p>6.76782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93868984" calcext:value-type="float">
            <text:p>6.77938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195" calcext:value-type="float">
            <text:p>6.894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099" calcext:value-type="float">
            <text:p>6.888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02628984" calcext:value-type="float">
            <text:p>6.93026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87997968" calcext:value-type="float">
            <text:p>6.90879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66077968" calcext:value-type="float">
            <text:p>6.8966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6858984" calcext:value-type="float">
            <text:p>6.88568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42558984" calcext:value-type="float">
            <text:p>6.87425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9708984" calcext:value-type="float">
            <text:p>6.87997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41237968" calcext:value-type="float">
            <text:p>6.83412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57417968" calcext:value-type="float">
            <text:p>6.8257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64047968" calcext:value-type="float">
            <text:p>6.79640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6466" calcext:value-type="float">
            <text:p>6.776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2092" calcext:value-type="float">
            <text:p>6.83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6194" calcext:value-type="float">
            <text:p>6.886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3141" calcext:value-type="float">
            <text:p>6.8431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1478984" calcext:value-type="float">
            <text:p>6.77214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901" calcext:value-type="float">
            <text:p>6.8279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0148984" calcext:value-type="float">
            <text:p>6.85101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3167968" calcext:value-type="float">
            <text:p>6.85431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40297968" calcext:value-type="float">
            <text:p>6.84402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86907968" calcext:value-type="float">
            <text:p>6.79869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7614" calcext:value-type="float">
            <text:p>6.817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23458984" calcext:value-type="float">
            <text:p>6.83234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91098984" calcext:value-type="float">
            <text:p>6.84910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0207968" calcext:value-type="float">
            <text:p>6.77202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14898984" calcext:value-type="float">
            <text:p>6.84148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5477968" calcext:value-type="float">
            <text:p>6.79754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51068984" calcext:value-type="float">
            <text:p>6.82510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6977968" calcext:value-type="float">
            <text:p>6.85469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842" calcext:value-type="float">
            <text:p>6.73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8787968" calcext:value-type="float">
            <text:p>6.77887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78347968" calcext:value-type="float">
            <text:p>6.80783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96788984" calcext:value-type="float">
            <text:p>6.82967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66077968" calcext:value-type="float">
            <text:p>6.8966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81317968" calcext:value-type="float">
            <text:p>6.8981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9847968" calcext:value-type="float">
            <text:p>6.8649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32068984" calcext:value-type="float">
            <text:p>6.86320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5507968" calcext:value-type="float">
            <text:p>6.8215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66308984" calcext:value-type="float">
            <text:p>6.8266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49088984" calcext:value-type="float">
            <text:p>6.76490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0207968" calcext:value-type="float">
            <text:p>6.77202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95517968" calcext:value-type="float">
            <text:p>6.82955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25007968" calcext:value-type="float">
            <text:p>6.80250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5764898" calcext:value-type="float">
            <text:p>6.755764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36818985" calcext:value-type="float">
            <text:p>6.8536818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38889" calcext:value-type="float">
            <text:p>6.7233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74033475" calcext:value-type="float">
            <text:p>6.657403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01526566667" calcext:value-type="float">
            <text:p>6.769015265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01743475" calcext:value-type="float">
            <text:p>6.730174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196949" calcext:value-type="float">
            <text:p>6.6561969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605626566667" calcext:value-type="float">
            <text:p>6.716056265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9778475" calcext:value-type="float">
            <text:p>6.681977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38475" calcext:value-type="float">
            <text:p>6.699503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282398" calcext:value-type="float">
            <text:p>6.705282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01819861905" calcext:value-type="float">
            <text:p>6.71401819861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855002403226" calcext:value-type="float">
            <text:p>6.728550024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74206932" calcext:value-type="float">
            <text:p>6.737420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41767903226" calcext:value-type="float">
            <text:p>6.76341767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57984513333" calcext:value-type="float">
            <text:p>6.7905798451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074438803226" calcext:value-type="float">
            <text:p>6.810744388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110779545161" calcext:value-type="float">
            <text:p>6.791107795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80118823333" calcext:value-type="float">
            <text:p>6.7668011882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478013148387" calcext:value-type="float">
            <text:p>6.774780131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521533506667" calcext:value-type="float">
            <text:p>6.7952153350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67986206129" calcext:value-type="float">
            <text:p>6.816798620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78411628571" calcext:value-type="float">
            <text:p>6.818784116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826961232258" calcext:value-type="float">
            <text:p>6.798269612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88932915385" calcext:value-type="float">
            <text:p>6.793889329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010138612" calcext:value-type="float">
            <text:p>6.7801013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514959519231" calcext:value-type="float">
            <text:p>6.7951495951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24258232" calcext:value-type="float">
            <text:p>6.803242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054574061538" calcext:value-type="float">
            <text:p>6.770545740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45091730769" calcext:value-type="float">
            <text:p>6.754450917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201081024" calcext:value-type="float">
            <text:p>6.732010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0132563625" calcext:value-type="float">
            <text:p>6.74013256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896302671429" calcext:value-type="float">
            <text:p>6.798963026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73357314286" calcext:value-type="float">
            <text:p>6.793733573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198535285714" calcext:value-type="float">
            <text:p>6.77198535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26201214286" calcext:value-type="float">
            <text:p>6.778262012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116797" calcext:value-type="float">
            <text:p>6.3971167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038" calcext:value-type="float">
            <text:p>6.400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7517949" calcext:value-type="float">
            <text:p>6.5575179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6872898" calcext:value-type="float">
            <text:p>6.476872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6491898" calcext:value-type="float">
            <text:p>6.476491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995949" calcext:value-type="float">
            <text:p>6.5719959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9704797" calcext:value-type="float">
            <text:p>6.5297047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1538898" calcext:value-type="float">
            <text:p>6.471538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0456797" calcext:value-type="float">
            <text:p>6.4504567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5503797" calcext:value-type="float">
            <text:p>6.4455037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011898" calcext:value-type="float">
            <text:p>6.446011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368682455" calcext:value-type="float">
            <text:p>6.49368682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156268196667" calcext:value-type="float">
            <text:p>6.4415626819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273819465517" calcext:value-type="float">
            <text:p>6.432738194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485407396667" calcext:value-type="float">
            <text:p>6.4148540739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87200012069" calcext:value-type="float">
            <text:p>6.418720001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99880843333" calcext:value-type="float">
            <text:p>6.3919988084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92942493333" calcext:value-type="float">
            <text:p>6.3619294249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027805465517" calcext:value-type="float">
            <text:p>6.350278054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8223513333" calcext:value-type="float">
            <text:p>6.3398822351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8360397931" calcext:value-type="float">
            <text:p>6.330836039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1891983" calcext:value-type="float">
            <text:p>6.31518919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488953988889" calcext:value-type="float">
            <text:p>6.334889539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34509366667" calcext:value-type="float">
            <text:p>6.358345093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0785" calcext:value-type="float">
            <text:p>6.280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9425898" calcext:value-type="float">
            <text:p>6.329425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7988261538" calcext:value-type="float">
            <text:p>6.278879882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84368688235" calcext:value-type="float">
            <text:p>6.27284368688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0629797" calcext:value-type="float">
            <text:p>6.3106297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078" calcext:value-type="float">
            <text:p>6.339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469898" calcext:value-type="float">
            <text:p>6.300469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4308" calcext:value-type="float">
            <text:p>6.27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459898" calcext:value-type="float">
            <text:p>6.220459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8051797" calcext:value-type="float">
            <text:p>6.2580517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80058985" calcext:value-type="float">
            <text:p>6.3980058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77417594" calcext:value-type="float">
            <text:p>6.4177417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07715308" calcext:value-type="float">
            <text:p>6.380771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60118414286" calcext:value-type="float">
            <text:p>6.425601184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50382655" calcext:value-type="float">
            <text:p>6.4450382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05640252" calcext:value-type="float">
            <text:p>6.45056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850963266667" calcext:value-type="float">
            <text:p>6.448509632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5151795" calcext:value-type="float">
            <text:p>6.365151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2069911" calcext:value-type="float">
            <text:p>6.402069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727084169565" calcext:value-type="float">
            <text:p>6.44727084169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951220691667" calcext:value-type="float">
            <text:p>6.46951220691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6234133333" calcext:value-type="float">
            <text:p>6.464862341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08086213636" calcext:value-type="float">
            <text:p>6.4550808621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0484" calcext:value-type="float">
            <text:p>6.92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898" calcext:value-type="float">
            <text:p>7.07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6684" calcext:value-type="float">
            <text:p>6.99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038" calcext:value-type="float">
            <text:p>6.85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6204" calcext:value-type="float">
            <text:p>6.96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7644" calcext:value-type="float">
            <text:p>7.05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0004" calcext:value-type="float">
            <text:p>6.89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903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50" meta:object-count="0"/>
    <meta:user-defined meta:name="AppVersion">3.0</meta:user-defined>
  </office:meta>
</office:document-meta>
</file>